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38.44pt"/>
    </style:style>
    <style:style style:name="co4" style:family="table-column">
      <style:table-column-properties fo:break-before="auto" style:column-width="236.41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0.64pt"/>
    </style:style>
    <style:style style:name="co8" style:family="table-column">
      <style:table-column-properties fo:break-before="auto" style:column-width="73.8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.15pt" svg:y="217.36pt">
            <loext:p draw:notify-on-update-of-ranges="Sheet1.A11:Sheet1.A16 Sheet1.B10:Sheet1.B10 Sheet1.B11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1.32pt" svg:y="483.99pt">
            <loext:p draw:notify-on-update-of-ranges="Sheet1.F10:Sheet1.F10 Sheet1.E11:Sheet1.E15 Sheet1.B10:Sheet1.B10 Sheet1.F11:Sheet1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on Sponge Dataset</text:p>
          </table:table-cell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SSE</text:p>
          </table:table-cell>
          <table:table-cell table:style-name="ce2" office:value-type="string" calcext:value-type="string">
            <text:p>Centroi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uster 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61.17" calcext:value-type="float">
            <text:p>61.17</text:p>
          </table:table-cell>
          <table:table-cell table:style-name="ce6" office:value-type="string" calcext:value-type="string">
            <text:p><text:s/>0.00, 3.00, 1.00, 2.44, 4.00, 3.00, 2.61, 0.44, 2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uster 1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42" calcext:value-type="float">
            <text:p>42.00</text:p>
          </table:table-cell>
          <table:table-cell table:style-name="ce6" office:value-type="string" calcext:value-type="string">
            <text:p><text:s/>3.00, 3.00, 0.00, 0.00, 4.00, 3.00, 2.00, 0.00, 2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uster 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.75" calcext:value-type="float">
            <text:p>5.75</text:p>
          </table:table-cell>
          <table:table-cell table:style-name="ce6" office:value-type="string" calcext:value-type="string">
            <text:p><text:s/>3.00, 3.00, 0.00, 0.00, 4.00, 3.00, 0.50, 1.25, 2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luster 3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95.44" calcext:value-type="float">
            <text:p>95.44</text:p>
          </table:table-cell>
          <table:table-cell table:style-name="ce6" office:value-type="string" calcext:value-type="string">
            <text:p><text:s/>1.00, 4.00, 1.00, 3.04, 2.00, 3.00, 2.52, 2.48, 2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3:.B6])" office:value-type="float" office:value="76" calcext:value-type="float">
            <text:p>76</text:p>
          </table:table-cell>
          <table:table-cell office:value-type="float" office:value="204.36" calcext:value-type="float">
            <text:p>204.36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3" office:value-type="string" calcext:value-type="string" table:number-columns-spanned="3" table:number-rows-spanned="1">
            <text:p>k-means on Iris (No Labels)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k-means on Iris (Labels)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Total SSE</text:p>
          </table:table-cell>
          <table:table-cell table:number-columns-repeated="2"/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Total S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152.37" calcext:value-type="float">
            <text:p>152.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 office:value-type="float" office:value="67.037" calcext:value-type="float">
            <text:p>67.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143.45" calcext:value-type="float">
            <text:p>14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66.956" calcext:value-type="float">
            <text:p>66.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57.48" calcext:value-type="float">
            <text:p>57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79.733" calcext:value-type="float">
            <text:p>79.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46.8" calcext:value-type="float">
            <text:p>46.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float" office:value="80.046" calcext:value-type="float">
            <text:p>80.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47.9" calcext:value-type="float">
            <text:p>47.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67.037" calcext:value-type="float">
            <text:p>67.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36.88" calcext:value-type="float">
            <text:p>36.88</text:p>
          </table:table-cell>
          <table:table-cell table:number-columns-repeated="3"/>
          <table:table-cell table:style-name="ce5"/>
        </table:table-row>
      </table:table>
      <table:table table:name="Sheet2" table:style-name="ta1">
        <table:shapes>
          <draw:frame draw:z-index="0" draw:style-name="gr1" draw:text-style-name="P1" svg:width="453.83pt" svg:height="318.73pt" svg:x="18.37pt" svg:y="112.65pt">
            <loext:p draw:notify-on-update-of-ranges="Sheet2.A3:Sheet2.A8 Sheet2.B2:Sheet2.B2 Sheet2.B3:Sheet2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83pt" svg:height="318.73pt" svg:x="20.89pt" svg:y="443.54pt">
            <loext:p draw:notify-on-update-of-ranges="Sheet2.A3:Sheet2.A8 Sheet2.B2:Sheet2.B2 Sheet2.C3:Sheet2.C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83pt" svg:height="318.73pt" svg:x="481.27pt" svg:y="110.1pt">
            <loext:p draw:notify-on-update-of-ranges="Sheet2.A3:Sheet2.A8 Sheet2.B2:Sheet2.B2 Sheet2.D3:Sheet2.D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83pt" svg:height="318.73pt" svg:x="489.09pt" svg:y="435.63pt">
            <loext:p draw:notify-on-update-of-ranges="Sheet2.A3:Sheet2.A8 Sheet2.B2:Sheet2.B2 Sheet2.F3:Sheet2.F8 Sheet2.A3:Sheet2.A8 Sheet2.G3:Sheet2.G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6" table:number-columns-repeated="3" table:default-cell-style-name="Default"/>
        <table:table-row table:style-name="ro2">
          <table:table-cell table:style-name="ce3" office:value-type="string" calcext:value-type="string" table:number-columns-spanned="3" table:number-rows-spanned="1">
            <text:p>k-means on Abalone</text:p>
          </table:table-cell>
          <table:covered-table-cell table:number-columns-repeated="2" table:style-name="Default"/>
          <table:table-cell table:number-columns-repeated="2"/>
          <table:table-cell office:value-type="string" calcext:value-type="string">
            <text:p>Manhattan distance</text:p>
          </table:table-cell>
          <table:table-cell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SSE</text:p>
          </table:table-cell>
          <table:table-cell table:style-name="ce4" office:value-type="string" calcext:value-type="string">
            <text:p>Total SSE (N)</text:p>
          </table:table-cell>
          <table:table-cell table:style-name="ce7" office:value-type="string" calcext:value-type="string">
            <text:p>Silhouette (N)</text:p>
          </table:table-cell>
          <table:table-cell/>
          <table:table-cell table:style-name="ce2" office:value-type="string" calcext:value-type="string">
            <text:p>SSE</text:p>
          </table:table-cell>
          <table:table-cell table:style-name="ce2" office:value-type="string" calcext:value-type="string">
            <text:p>Silhouett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50.346" calcext:value-type="float">
            <text:p>2650.35</text:p>
          </table:table-cell>
          <table:table-cell office:value-type="float" office:value="252.118" calcext:value-type="float">
            <text:p>252.1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860.056" calcext:value-type="float">
            <text:p>860.056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93.506" calcext:value-type="float">
            <text:p>1493.51</text:p>
          </table:table-cell>
          <table:table-cell office:value-type="float" office:value="95.211" calcext:value-type="float">
            <text:p>95.21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661.449" calcext:value-type="float">
            <text:p>661.449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91.41" calcext:value-type="float">
            <text:p>1091.41</text:p>
          </table:table-cell>
          <table:table-cell office:value-type="float" office:value="81.602" calcext:value-type="float">
            <text:p>81.60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float" office:value="413.811" calcext:value-type="float">
            <text:p>413.811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99.26" calcext:value-type="float">
            <text:p>899.26</text:p>
          </table:table-cell>
          <table:table-cell office:value-type="float" office:value="66.746" calcext:value-type="float">
            <text:p>66.75</text:p>
          </table:table-cell>
          <table:table-cell office:value-type="float" office:value="0.449" calcext:value-type="float">
            <text:p>0.449</text:p>
          </table:table-cell>
          <table:table-cell/>
          <table:table-cell office:value-type="float" office:value="319.31" calcext:value-type="float">
            <text:p>319.3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34.04" calcext:value-type="float">
            <text:p>734.04</text:p>
          </table:table-cell>
          <table:table-cell office:value-type="float" office:value="49.678" calcext:value-type="float">
            <text:p>49.68</text:p>
          </table:table-cell>
          <table:table-cell office:value-type="float" office:value="0.471" calcext:value-type="float">
            <text:p>0.471</text:p>
          </table:table-cell>
          <table:table-cell/>
          <table:table-cell office:value-type="float" office:value="265.344" calcext:value-type="float">
            <text:p>265.344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2.96" calcext:value-type="float">
            <text:p>602.96</text:p>
          </table:table-cell>
          <table:table-cell office:value-type="float" office:value="61.591" calcext:value-type="float">
            <text:p>61.59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258.994" calcext:value-type="float">
            <text:p>258.994</text:p>
          </table:table-cell>
          <table:table-cell office:value-type="float" office:value="0.375" calcext:value-type="float">
            <text:p>0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5:12:10.652476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8:02:28.767138415</meta:creation-date>
    <dc:date>2018-04-04T08:29:52.037229360</dc:date>
    <meta:editing-duration>PT9H51M13S</meta:editing-duration>
    <meta:editing-cycles>4</meta:editing-cycles>
    <meta:generator>LibreOffice/5.1.6.2$Linux_X86_64 LibreOffice_project/10m0$Build-2</meta:generator>
    <meta:document-statistic meta:table-count="2" meta:cell-count="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11cm" svg:y="0.316cm" chart:style-name="ch2">
          <text:p>Total SSE for k-means Algorithm on Iris Dataset (No Labels)</text:p>
        </chart:title>
        <chart:plot-area chart:style-name="ch3" table:cell-range-address="Sheet1.A11:Sheet1.B16 Sheet1.B10:Sheet1.B10" chart:data-source-has-labels="row" svg:x="1.314cm" svg:y="1.301cm" svg:width="14.366cm" svg:height="6.555cm">
          <chartooo:coordinate-region svg:x="2.447cm" svg:y="1.496cm" svg:width="12.94cm" svg:height="5.721cm"/>
          <chart:axis chart:dimension="x" chart:name="primary-x" chart:style-name="ch4">
            <chart:title svg:x="8.36cm" svg:y="8.037cm" chart:style-name="ch5">
              <text:p>k</text:p>
            </chart:title>
          </chart:axis>
          <chart:axis chart:dimension="y" chart:name="primary-y" chart:style-name="ch6">
            <chart:title svg:x="0.451cm" svg:y="5.332cm" chart:style-name="ch7">
              <text:p>Total SSE</text:p>
            </chart:title>
            <chart:grid chart:style-name="ch8" chart:class="major"/>
          </chart:axis>
          <chart:series chart:style-name="ch9" chart:values-cell-range-address="Sheet1.B11:Sheet1.B16" chart:label-cell-address="Sheet1.B10:Sheet1.B10" chart:class="chart:scatter">
            <chart:domain table:cell-range-address="Sheet1.A11:Sheet1.A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SS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1:Sheet1.A16</svg:desc>
                </draw:g>
              </table:table-cell>
              <table:table-cell office:value-type="float" office:value="152.37">
                <text:p>152.37</text:p>
                <draw:g>
                  <svg:desc>Sheet1.B11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3.45">
                <text:p>143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.88">
                <text:p>36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07cm" svg:y="0.316cm" chart:style-name="ch2">
          <text:p>Total SSE for k-means Algorithm on Iris (Labels, k=4)</text:p>
        </chart:title>
        <chart:plot-area chart:style-name="ch3" table:cell-range-address="Sheet1.F10:Sheet1.F15 Sheet1.E11:Sheet1.E15 Sheet1.B10:Sheet1.B10" chart:data-source-has-labels="both" svg:x="1.314cm" svg:y="1.301cm" svg:width="14.366cm" svg:height="6.555cm">
          <chartooo:coordinate-region svg:x="2.447cm" svg:y="1.496cm" svg:width="13.134cm" svg:height="5.721cm"/>
          <chart:axis chart:dimension="x" chart:name="primary-x" chart:style-name="ch4" chartooo:axis-type="auto">
            <chart:title svg:x="7.426cm" svg:y="8.037cm" chart:style-name="ch5">
              <text:p>Random Seed</text:p>
            </chart:title>
            <chart:categories table:cell-range-address="Sheet1.F10:Sheet1.F10"/>
          </chart:axis>
          <chart:axis chart:dimension="y" chart:name="primary-y" chart:style-name="ch6">
            <chart:title svg:x="0.451cm" svg:y="5.332cm" chart:style-name="ch7">
              <text:p>Total SSE</text:p>
            </chart:title>
            <chart:grid chart:style-name="ch8" chart:class="major"/>
          </chart:axis>
          <chart:series chart:style-name="ch9" chart:values-cell-range-address="Sheet1.F11:Sheet1.F15" chart:label-cell-address="Sheet1.B10:Sheet1.B10" chart:class="chart:scatter">
            <chart:domain table:cell-range-address="Sheet1.E11:Sheet1.E1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otal SS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SSE</text:p>
                <draw:g>
                  <svg:desc>Sheet1.F10:Sheet1.F10</svg:desc>
                </draw:g>
              </table:table-cell>
              <table:table-cell office:value-type="float" office:value="0">
                <text:p>0</text:p>
                <draw:g>
                  <svg:desc>Sheet1.E11:Sheet1.E15</svg:desc>
                </draw:g>
              </table:table-cell>
              <table:table-cell office:value-type="float" office:value="67.037">
                <text:p>67.037</text:p>
                <draw:g>
                  <svg:desc>Sheet1.F11:Sheet1.F15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6.956">
                <text:p>66.95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79.733">
                <text:p>79.73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80.046">
                <text:p>80.04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67.037">
                <text:p>67.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11.245cm" xlink:href=".." xlink:type="simple" chart:class="chart:scatter" chart:style-name="ch1">
        <chart:title svg:x="4.923cm" svg:y="0.36cm" chart:style-name="ch2">
          <text:p>Total SSE on Abalone Dataset</text:p>
        </chart:title>
        <chart:plot-area chart:style-name="ch3" table:cell-range-address="Sheet2.A3:Sheet2.B8 Sheet2.B2:Sheet2.B2" chart:data-source-has-labels="row" svg:x="1.314cm" svg:y="1.389cm" svg:width="14.377cm" svg:height="8.668cm">
          <chartooo:coordinate-region svg:x="2.341cm" svg:y="1.585cm" svg:width="13.251cm" svg:height="7.833cm"/>
          <chart:axis chart:dimension="x" chart:name="primary-x" chart:style-name="ch4">
            <chart:title svg:x="8.365cm" svg:y="10.282cm" chart:style-name="ch5">
              <text:p>k</text:p>
            </chart:title>
          </chart:axis>
          <chart:axis chart:dimension="y" chart:name="primary-y" chart:style-name="ch6">
            <chart:title svg:x="0.451cm" svg:y="6.477cm" chart:style-name="ch7">
              <text:p>Total SSE</text:p>
            </chart:title>
            <chart:grid chart:style-name="ch8" chart:class="major"/>
          </chart:axis>
          <chart:series chart:style-name="ch9" chart:values-cell-range-address="Sheet2.B3:Sheet2.B8" chart:label-cell-address="Sheet2.B2:Sheet2.B2" chart:class="chart:scatter">
            <chart:domain table:cell-range-address="Sheet2.A3:Sheet2.A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SE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3:Sheet2.A8</svg:desc>
                </draw:g>
              </table:table-cell>
              <table:table-cell office:value-type="float" office:value="2650.346">
                <text:p>2650.346</text:p>
                <draw:g>
                  <svg:desc>Sheet2.B3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93.506">
                <text:p>1493.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91.41">
                <text:p>1091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99.26">
                <text:p>899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34.04">
                <text:p>73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02.96">
                <text:p>602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11.245cm" xlink:href=".." xlink:type="simple" chart:class="chart:scatter" chart:style-name="ch1">
        <chart:title svg:x="3.547cm" svg:y="0.36cm" chart:style-name="ch2">
          <text:p>Total SSE on Abalone Dataset (Normalized)</text:p>
        </chart:title>
        <chart:plot-area chart:style-name="ch3" table:cell-range-address="Sheet2.A3:Sheet2.A8 Sheet2.B2:Sheet2.B2 Sheet2.C3:Sheet2.C8" chart:data-source-has-labels="row" svg:x="1.314cm" svg:y="1.389cm" svg:width="14.377cm" svg:height="8.668cm">
          <chartooo:coordinate-region svg:x="2.147cm" svg:y="1.584cm" svg:width="13.445cm" svg:height="7.834cm"/>
          <chart:axis chart:dimension="x" chart:name="primary-x" chart:style-name="ch4">
            <chart:title svg:x="8.365cm" svg:y="10.282cm" chart:style-name="ch5">
              <text:p>k</text:p>
            </chart:title>
          </chart:axis>
          <chart:axis chart:dimension="y" chart:name="primary-y" chart:style-name="ch6">
            <chart:title svg:x="0.451cm" svg:y="6.477cm" chart:style-name="ch7">
              <text:p>Total SSE</text:p>
            </chart:title>
            <chart:grid chart:style-name="ch8" chart:class="major"/>
          </chart:axis>
          <chart:series chart:style-name="ch9" chart:values-cell-range-address="Sheet2.C3:Sheet2.C8" chart:label-cell-address="Sheet2.B2:Sheet2.B2" chart:class="chart:scatter">
            <chart:domain table:cell-range-address="Sheet2.A3:Sheet2.A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SE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3:Sheet2.A8</svg:desc>
                </draw:g>
              </table:table-cell>
              <table:table-cell office:value-type="float" office:value="252.118">
                <text:p>252.118</text:p>
                <draw:g>
                  <svg:desc>Sheet2.C3:She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5.211">
                <text:p>95.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1.602">
                <text:p>81.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6.746">
                <text:p>66.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.678">
                <text:p>49.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1.591">
                <text:p>61.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77216f" draw:fill-color="#77216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11.245cm" xlink:href=".." xlink:type="simple" chart:class="chart:scatter" chart:style-name="ch1">
        <chart:title svg:x="3.724cm" svg:y="0.36cm" chart:style-name="ch2">
          <text:p>Total Silhouette Score on Abalone Dataset</text:p>
        </chart:title>
        <chart:plot-area chart:style-name="ch3" table:cell-range-address="Sheet2.A3:Sheet2.A8 Sheet2.B2:Sheet2.B2 Sheet2.D3:Sheet2.D8" chart:data-source-has-labels="row" svg:x="1.314cm" svg:y="1.389cm" svg:width="14.377cm" svg:height="8.668cm">
          <chartooo:coordinate-region svg:x="2.059cm" svg:y="1.585cm" svg:width="13.533cm" svg:height="7.833cm"/>
          <chart:axis chart:dimension="x" chart:name="primary-x" chart:style-name="ch4">
            <chart:title svg:x="8.365cm" svg:y="10.282cm" chart:style-name="ch5">
              <text:p>k</text:p>
            </chart:title>
          </chart:axis>
          <chart:axis chart:dimension="y" chart:name="primary-y" chart:style-name="ch6">
            <chart:title svg:x="0.451cm" svg:y="7.324cm" chart:style-name="ch7">
              <text:p>Total Silhouette Score</text:p>
            </chart:title>
            <chart:grid chart:style-name="ch8" chart:class="major"/>
          </chart:axis>
          <chart:series chart:style-name="ch9" chart:values-cell-range-address="Sheet2.D3:Sheet2.D8" chart:label-cell-address="Sheet2.B2:Sheet2.B2" chart:class="chart:scatter">
            <chart:domain table:cell-range-address="Sheet2.A3:Sheet2.A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SE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3:Sheet2.A8</svg:desc>
                </draw:g>
              </table:table-cell>
              <table:table-cell office:value-type="float" office:value="0.375">
                <text:p>0.375</text:p>
                <draw:g>
                  <svg:desc>Sheet2.D3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11.245cm" xlink:href=".." xlink:type="simple" chart:class="chart:scatter" chart:style-name="ch1">
        <chart:title svg:x="3.556cm" svg:y="0.36cm" chart:style-name="ch2">
          <text:p>Abalone Dataset Using Manhattan Distance</text:p>
        </chart:title>
        <chart:legend svg:x="3.311cm" svg:y="7.386cm" style:legend-expansion="custom" chartooo:width="2.633cm" chartooo:height="1.08cm" style:legend-expansion-aspect-ratio="2.43796296296296" chart:style-name="ch3"/>
        <chart:plot-area chart:style-name="ch4" table:cell-range-address="Sheet2.A3:Sheet2.A8 Sheet2.B2:Sheet2.B2 Sheet2.F3:Sheet2.G8" chart:data-source-has-labels="row" svg:x="1.314cm" svg:y="1.389cm" svg:width="13.513cm" svg:height="8.668cm">
          <chartooo:coordinate-region svg:x="2.341cm" svg:y="1.584cm" svg:width="11.546cm" svg:height="7.834cm"/>
          <chart:axis chart:dimension="x" chart:name="primary-x" chart:style-name="ch5">
            <chart:title svg:x="7.933cm" svg:y="10.282cm" chart:style-name="ch6">
              <text:p>k</text:p>
            </chart:title>
          </chart:axis>
          <chart:axis chart:dimension="y" chart:name="primary-y" chart:style-name="ch7">
            <chart:title svg:x="0.451cm" svg:y="7.324cm" chart:style-name="ch8">
              <text:p>Total Silhouette Score</text:p>
            </chart:title>
            <chart:grid chart:style-name="ch9" chart:class="major"/>
          </chart:axis>
          <chart:axis chart:dimension="y" chart:name="secondary-y" chart:style-name="ch10">
            <chart:title svg:x="15.148cm" svg:y="6.477cm" chart:style-name="ch8">
              <text:p>Total SSE</text:p>
            </chart:title>
          </chart:axis>
          <chart:series chart:attached-axis="primary-y" chart:style-name="ch11" chart:values-cell-range-address="Sheet2.F3:Sheet2.F8" chart:label-cell-address="Sheet2.B2:Sheet2.B2" chart:class="chart:scatter">
            <chart:domain table:cell-range-address="Sheet2.A3:Sheet2.A8"/>
            <chart:data-point chart:repeated="2"/>
            <chart:data-point chart:style-name="ch12"/>
            <chart:data-point chart:repeated="3"/>
          </chart:series>
          <chart:series chart:attached-axis="secondary-y" chart:style-name="ch13" chart:values-cell-range-address="Sheet2.G3:Sheet2.G8" loext:label-string="silhouette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SE</text:p>
                <draw:g>
                  <svg:desc>Sheet2.B2:Sheet2.B2</svg:desc>
                </draw:g>
              </table:table-cell>
              <table:table-cell office:value-type="string">
                <text:p>silhoue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3:Sheet2.A8</svg:desc>
                </draw:g>
              </table:table-cell>
              <table:table-cell office:value-type="float" office:value="860.056">
                <text:p>860.056</text:p>
                <draw:g>
                  <svg:desc>Sheet2.F3:Sheet2.F8</svg:desc>
                </draw:g>
              </table:table-cell>
              <table:table-cell office:value-type="float" office:value="0.454">
                <text:p>0.454</text:p>
                <draw:g>
                  <svg:desc>Sheet2.G3:Sheet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61.449">
                <text:p>661.449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13.811">
                <text:p>413.81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19.31">
                <text:p>319.3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65.344">
                <text:p>265.344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58.994">
                <text:p>258.994</text:p>
              </table:table-cell>
              <table:table-cell office:value-type="float" office:value="0.375">
                <text:p>0.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